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int (147.56079707985281857 19.00286179040630685)</text:p>
          </table:table-cell>
          <table:table-cell office:value-type="float" office:value="-6050" calcext:value-type="float">
            <text:p>-6050</text:p>
          </table:table-cell>
          <table:table-cell office:value-type="float" office:value="19.0028617904" calcext:value-type="float">
            <text:p>19,0028617904</text:p>
          </table:table-cell>
          <table:table-cell office:value-type="float" office:value="147.56079708" calcext:value-type="float">
            <text:p>147,56079708</text:p>
          </table:table-cell>
        </table:table-row>
        <table:table-row table:style-name="ro1">
          <table:table-cell office:value-type="string" calcext:value-type="string">
            <text:p>Point (147.72476904876756976 19.08818657061081581)</text:p>
          </table:table-cell>
          <table:table-cell office:value-type="float" office:value="-6050" calcext:value-type="float">
            <text:p>-6050</text:p>
          </table:table-cell>
          <table:table-cell office:value-type="float" office:value="19.0881865706" calcext:value-type="float">
            <text:p>19,0881865706</text:p>
          </table:table-cell>
          <table:table-cell office:value-type="float" office:value="147.724769049" calcext:value-type="float">
            <text:p>147,724769049</text:p>
          </table:table-cell>
        </table:table-row>
        <table:table-row table:style-name="ro1">
          <table:table-cell office:value-type="string" calcext:value-type="string">
            <text:p>Point (147.62893600373271852 19.03831869649765807)</text:p>
          </table:table-cell>
          <table:table-cell office:value-type="float" office:value="-6850" calcext:value-type="float">
            <text:p>-6850</text:p>
          </table:table-cell>
          <table:table-cell office:value-type="float" office:value="19.0383186965" calcext:value-type="float">
            <text:p>19,0383186965</text:p>
          </table:table-cell>
          <table:table-cell office:value-type="float" office:value="147.628936004" calcext:value-type="float">
            <text:p>147,628936004</text:p>
          </table:table-cell>
        </table:table-row>
        <table:table-row table:style-name="ro1">
          <table:table-cell office:value-type="string" calcext:value-type="string">
            <text:p>Point (147.68419327846797273 19.06707248199337457)</text:p>
          </table:table-cell>
          <table:table-cell office:value-type="float" office:value="-6850" calcext:value-type="float">
            <text:p>-6850</text:p>
          </table:table-cell>
          <table:table-cell office:value-type="float" office:value="19.067072482" calcext:value-type="float">
            <text:p>19,067072482</text:p>
          </table:table-cell>
          <table:table-cell office:value-type="float" office:value="147.684193278" calcext:value-type="float">
            <text:p>147,684193278</text:p>
          </table:table-cell>
        </table:table-row>
        <table:table-row table:style-name="ro1">
          <table:table-cell office:value-type="string" calcext:value-type="string">
            <text:p>Point (147.62341839042605329 19.03544754025210395)</text:p>
          </table:table-cell>
          <table:table-cell office:value-type="float" office:value="-6800" calcext:value-type="float">
            <text:p>-6800</text:p>
          </table:table-cell>
          <table:table-cell office:value-type="float" office:value="19.0354475403" calcext:value-type="float">
            <text:p>19,0354475403</text:p>
          </table:table-cell>
          <table:table-cell office:value-type="float" office:value="147.62341839" calcext:value-type="float">
            <text:p>147,62341839</text:p>
          </table:table-cell>
        </table:table-row>
        <table:table-row table:style-name="ro1">
          <table:table-cell office:value-type="string" calcext:value-type="string">
            <text:p>Point (147.68772952455441327 19.06891261004740912)</text:p>
          </table:table-cell>
          <table:table-cell office:value-type="float" office:value="-6800" calcext:value-type="float">
            <text:p>-6800</text:p>
          </table:table-cell>
          <table:table-cell office:value-type="float" office:value="19.06891261" calcext:value-type="float">
            <text:p>19,06891261</text:p>
          </table:table-cell>
          <table:table-cell office:value-type="float" office:value="147.687729525" calcext:value-type="float">
            <text:p>147,687729525</text:p>
          </table:table-cell>
        </table:table-row>
        <table:table-row table:style-name="ro1">
          <table:table-cell office:value-type="string" calcext:value-type="string">
            <text:p>Point (147.58073168446040313 19.01323500094871477)</text:p>
          </table:table-cell>
          <table:table-cell office:value-type="float" office:value="-6300" calcext:value-type="float">
            <text:p>-6300</text:p>
          </table:table-cell>
          <table:table-cell office:value-type="float" office:value="19.0132350009" calcext:value-type="float">
            <text:p>19,0132350009</text:p>
          </table:table-cell>
          <table:table-cell office:value-type="float" office:value="147.580731684" calcext:value-type="float">
            <text:p>147,580731684</text:p>
          </table:table-cell>
        </table:table-row>
        <table:table-row table:style-name="ro1">
          <table:table-cell office:value-type="string" calcext:value-type="string">
            <text:p>Point (147.71520077328443676 19.08320760373045388)</text:p>
          </table:table-cell>
          <table:table-cell office:value-type="float" office:value="-6300" calcext:value-type="float">
            <text:p>-6300</text:p>
          </table:table-cell>
          <table:table-cell office:value-type="float" office:value="19.0832076037" calcext:value-type="float">
            <text:p>19,0832076037</text:p>
          </table:table-cell>
          <table:table-cell office:value-type="float" office:value="147.715200773" calcext:value-type="float">
            <text:p>147,715200773</text:p>
          </table:table-cell>
        </table:table-row>
        <table:table-row table:style-name="ro1">
          <table:table-cell office:value-type="string" calcext:value-type="string">
            <text:p>Point (147.57717098172915371 19.01138214658629266)</text:p>
          </table:table-cell>
          <table:table-cell office:value-type="float" office:value="-6250" calcext:value-type="float">
            <text:p>-6250</text:p>
          </table:table-cell>
          <table:table-cell office:value-type="float" office:value="19.0113821466" calcext:value-type="float">
            <text:p>19,0113821466</text:p>
          </table:table-cell>
          <table:table-cell office:value-type="float" office:value="147.577170982" calcext:value-type="float">
            <text:p>147,577170982</text:p>
          </table:table-cell>
        </table:table-row>
        <table:table-row table:style-name="ro1">
          <table:table-cell office:value-type="string" calcext:value-type="string">
            <text:p>Point (147.71730326177399206 19.08430165882682417)</text:p>
          </table:table-cell>
          <table:table-cell office:value-type="float" office:value="-6250" calcext:value-type="float">
            <text:p>-6250</text:p>
          </table:table-cell>
          <table:table-cell office:value-type="float" office:value="19.0843016588" calcext:value-type="float">
            <text:p>19,0843016588</text:p>
          </table:table-cell>
          <table:table-cell office:value-type="float" office:value="147.717303262" calcext:value-type="float">
            <text:p>147,717303262</text:p>
          </table:table-cell>
        </table:table-row>
        <table:table-row table:style-name="ro1">
          <table:table-cell office:value-type="string" calcext:value-type="string">
            <text:p>Point (147.57330886068655218 19.00937244559127137)</text:p>
          </table:table-cell>
          <table:table-cell office:value-type="float" office:value="-6200" calcext:value-type="float">
            <text:p>-6200</text:p>
          </table:table-cell>
          <table:table-cell office:value-type="float" office:value="19.0093724456" calcext:value-type="float">
            <text:p>19,0093724456</text:p>
          </table:table-cell>
          <table:table-cell office:value-type="float" office:value="147.573308861" calcext:value-type="float">
            <text:p>147,573308861</text:p>
          </table:table-cell>
        </table:table-row>
        <table:table-row table:style-name="ro1">
          <table:table-cell office:value-type="string" calcext:value-type="string">
            <text:p>Point (147.71919410938704686 19.08528558405533815)</text:p>
          </table:table-cell>
          <table:table-cell office:value-type="float" office:value="-6200" calcext:value-type="float">
            <text:p>-6200</text:p>
          </table:table-cell>
          <table:table-cell office:value-type="float" office:value="19.0852855841" calcext:value-type="float">
            <text:p>19,0852855841</text:p>
          </table:table-cell>
          <table:table-cell office:value-type="float" office:value="147.719194109" calcext:value-type="float">
            <text:p>147,719194109</text:p>
          </table:table-cell>
        </table:table-row>
        <table:table-row table:style-name="ro1">
          <table:table-cell office:value-type="string" calcext:value-type="string">
            <text:p>Point (147.56915681111772187 19.00721187681110891)</text:p>
          </table:table-cell>
          <table:table-cell office:value-type="float" office:value="-6150" calcext:value-type="float">
            <text:p>-6150</text:p>
          </table:table-cell>
          <table:table-cell office:value-type="float" office:value="19.0072118768" calcext:value-type="float">
            <text:p>19,0072118768</text:p>
          </table:table-cell>
          <table:table-cell office:value-type="float" office:value="147.569156811" calcext:value-type="float">
            <text:p>147,569156811</text:p>
          </table:table-cell>
        </table:table-row>
        <table:table-row table:style-name="ro1">
          <table:table-cell office:value-type="string" calcext:value-type="string">
            <text:p>Point (147.72107863736064814 19.08626622078368484)</text:p>
          </table:table-cell>
          <table:table-cell office:value-type="float" office:value="-6150" calcext:value-type="float">
            <text:p>-6150</text:p>
          </table:table-cell>
          <table:table-cell office:value-type="float" office:value="19.0862662208" calcext:value-type="float">
            <text:p>19,0862662208</text:p>
          </table:table-cell>
          <table:table-cell office:value-type="float" office:value="147.721078637" calcext:value-type="float">
            <text:p>147,721078637</text:p>
          </table:table-cell>
        </table:table-row>
        <table:table-row table:style-name="ro1">
          <table:table-cell office:value-type="string" calcext:value-type="string">
            <text:p>Point (147.56494441794677641 19.00501990751402204)</text:p>
          </table:table-cell>
          <table:table-cell office:value-type="float" office:value="-6100" calcext:value-type="float">
            <text:p>-6100</text:p>
          </table:table-cell>
          <table:table-cell office:value-type="float" office:value="19.0050199075" calcext:value-type="float">
            <text:p>19,0050199075</text:p>
          </table:table-cell>
          <table:table-cell office:value-type="float" office:value="147.564944418" calcext:value-type="float">
            <text:p>147,564944418</text:p>
          </table:table-cell>
        </table:table-row>
        <table:table-row table:style-name="ro1">
          <table:table-cell office:value-type="string" calcext:value-type="string">
            <text:p>Point (147.72293241398244845 19.08723085567737598)</text:p>
          </table:table-cell>
          <table:table-cell office:value-type="float" office:value="-6100" calcext:value-type="float">
            <text:p>-6100</text:p>
          </table:table-cell>
          <table:table-cell office:value-type="float" office:value="19.0872308557" calcext:value-type="float">
            <text:p>19,0872308557</text:p>
          </table:table-cell>
          <table:table-cell office:value-type="float" office:value="147.722932414" calcext:value-type="float">
            <text:p>147,722932414</text:p>
          </table:table-cell>
        </table:table-row>
        <table:table-row table:style-name="ro1">
          <table:table-cell office:value-type="string" calcext:value-type="string">
            <text:p>Point (147.54777801333941056 18.99608716303507094)</text:p>
          </table:table-cell>
          <table:table-cell office:value-type="float" office:value="-5900" calcext:value-type="float">
            <text:p>-5900</text:p>
          </table:table-cell>
          <table:table-cell office:value-type="float" office:value="18.996087163" calcext:value-type="float">
            <text:p>18,996087163</text:p>
          </table:table-cell>
          <table:table-cell office:value-type="float" office:value="147.547778013" calcext:value-type="float">
            <text:p>147,547778013</text:p>
          </table:table-cell>
        </table:table-row>
        <table:table-row table:style-name="ro1">
          <table:table-cell office:value-type="string" calcext:value-type="string">
            <text:p>Point (147.73017844722838277 19.09100141596372779)</text:p>
          </table:table-cell>
          <table:table-cell office:value-type="float" office:value="-5900" calcext:value-type="float">
            <text:p>-5900</text:p>
          </table:table-cell>
          <table:table-cell office:value-type="float" office:value="19.091001416" calcext:value-type="float">
            <text:p>19,091001416</text:p>
          </table:table-cell>
          <table:table-cell office:value-type="float" office:value="147.730178447" calcext:value-type="float">
            <text:p>147,730178447</text:p>
          </table:table-cell>
        </table:table-row>
        <table:table-row table:style-name="ro1">
          <table:table-cell office:value-type="string" calcext:value-type="string">
            <text:p>Point (147.55223133498387256 18.99840450235232225)</text:p>
          </table:table-cell>
          <table:table-cell office:value-type="float" office:value="-5950" calcext:value-type="float">
            <text:p>-5950</text:p>
          </table:table-cell>
          <table:table-cell office:value-type="float" office:value="18.9984045024" calcext:value-type="float">
            <text:p>18,9984045024</text:p>
          </table:table-cell>
          <table:table-cell office:value-type="float" office:value="147.552231335" calcext:value-type="float">
            <text:p>147,552231335</text:p>
          </table:table-cell>
        </table:table-row>
        <table:table-row table:style-name="ro1">
          <table:table-cell office:value-type="string" calcext:value-type="string">
            <text:p>Point (147.72839183517530159 19.0900717309587229)</text:p>
          </table:table-cell>
          <table:table-cell office:value-type="float" office:value="-5950" calcext:value-type="float">
            <text:p>-5950</text:p>
          </table:table-cell>
          <table:table-cell office:value-type="float" office:value="19.090071731" calcext:value-type="float">
            <text:p>19,090071731</text:p>
          </table:table-cell>
          <table:table-cell office:value-type="float" office:value="147.728391835" calcext:value-type="float">
            <text:p>147,728391835</text:p>
          </table:table-cell>
        </table:table-row>
        <table:table-row table:style-name="ro1">
          <table:table-cell office:value-type="string" calcext:value-type="string">
            <text:p>Point (147.55656889795005782 19.00066160525327774)</text:p>
          </table:table-cell>
          <table:table-cell office:value-type="float" office:value="-6000" calcext:value-type="float">
            <text:p>-6000</text:p>
          </table:table-cell>
          <table:table-cell office:value-type="float" office:value="19.0006616053" calcext:value-type="float">
            <text:p>19,0006616053</text:p>
          </table:table-cell>
          <table:table-cell office:value-type="float" office:value="147.556568898" calcext:value-type="float">
            <text:p>147,556568898</text:p>
          </table:table-cell>
        </table:table-row>
        <table:table-row table:style-name="ro1">
          <table:table-cell office:value-type="string" calcext:value-type="string">
            <text:p>Point (147.72658877838711078 19.08913348873862859)</text:p>
          </table:table-cell>
          <table:table-cell office:value-type="float" office:value="-6000" calcext:value-type="float">
            <text:p>-6000</text:p>
          </table:table-cell>
          <table:table-cell office:value-type="float" office:value="19.0891334887" calcext:value-type="float">
            <text:p>19,0891334887</text:p>
          </table:table-cell>
          <table:table-cell office:value-type="float" office:value="147.726588778" calcext:value-type="float">
            <text:p>147,726588778</text:p>
          </table:table-cell>
        </table:table-row>
        <table:table-row table:style-name="ro1">
          <table:table-cell office:value-type="string" calcext:value-type="string">
            <text:p>Point (147.61826950472442377 19.03276825583722243)</text:p>
          </table:table-cell>
          <table:table-cell office:value-type="float" office:value="-6750" calcext:value-type="float">
            <text:p>-6750</text:p>
          </table:table-cell>
          <table:table-cell office:value-type="float" office:value="19.0327682558" calcext:value-type="float">
            <text:p>19,0327682558</text:p>
          </table:table-cell>
          <table:table-cell office:value-type="float" office:value="147.618269505" calcext:value-type="float">
            <text:p>147,618269505</text:p>
          </table:table-cell>
        </table:table-row>
        <table:table-row table:style-name="ro1">
          <table:table-cell office:value-type="string" calcext:value-type="string">
            <text:p>Point (147.69120049948949713 19.07071877347515709)</text:p>
          </table:table-cell>
          <table:table-cell office:value-type="float" office:value="-6750" calcext:value-type="float">
            <text:p>-6750</text:p>
          </table:table-cell>
          <table:table-cell office:value-type="float" office:value="19.0707187735" calcext:value-type="float">
            <text:p>19,0707187735</text:p>
          </table:table-cell>
          <table:table-cell office:value-type="float" office:value="147.691200499" calcext:value-type="float">
            <text:p>147,691200499</text:p>
          </table:table-cell>
        </table:table-row>
        <table:table-row table:style-name="ro1">
          <table:table-cell office:value-type="string" calcext:value-type="string">
            <text:p>Point (147.58879029015392348 19.0174283930516772)</text:p>
          </table:table-cell>
          <table:table-cell office:value-type="float" office:value="-6400" calcext:value-type="float">
            <text:p>-6400</text:p>
          </table:table-cell>
          <table:table-cell office:value-type="float" office:value="19.0174283931" calcext:value-type="float">
            <text:p>19,0174283931</text:p>
          </table:table-cell>
          <table:table-cell office:value-type="float" office:value="147.58879029" calcext:value-type="float">
            <text:p>147,58879029</text:p>
          </table:table-cell>
        </table:table-row>
        <table:table-row table:style-name="ro1">
          <table:table-cell office:value-type="string" calcext:value-type="string">
            <text:p>Point (147.71064670452309997 19.08083783944287148)</text:p>
          </table:table-cell>
          <table:table-cell office:value-type="float" office:value="-6400" calcext:value-type="float">
            <text:p>-6400</text:p>
          </table:table-cell>
          <table:table-cell office:value-type="float" office:value="19.0808378394" calcext:value-type="float">
            <text:p>19,0808378394</text:p>
          </table:table-cell>
          <table:table-cell office:value-type="float" office:value="147.710646705" calcext:value-type="float">
            <text:p>147,710646705</text:p>
          </table:table-cell>
        </table:table-row>
        <table:table-row table:style-name="ro1">
          <table:table-cell office:value-type="string" calcext:value-type="string">
            <text:p>Point (147.58448102695814441 19.01518601627558525)</text:p>
          </table:table-cell>
          <table:table-cell office:value-type="float" office:value="-6350" calcext:value-type="float">
            <text:p>-6350</text:p>
          </table:table-cell>
          <table:table-cell office:value-type="float" office:value="19.0151860163" calcext:value-type="float">
            <text:p>19,0151860163</text:p>
          </table:table-cell>
          <table:table-cell office:value-type="float" office:value="147.584481027" calcext:value-type="float">
            <text:p>147,584481027</text:p>
          </table:table-cell>
        </table:table-row>
        <table:table-row table:style-name="ro1">
          <table:table-cell office:value-type="string" calcext:value-type="string">
            <text:p>Point (147.71294139225261688 19.08203190771841662)</text:p>
          </table:table-cell>
          <table:table-cell office:value-type="float" office:value="-6350" calcext:value-type="float">
            <text:p>-6350</text:p>
          </table:table-cell>
          <table:table-cell office:value-type="float" office:value="19.0820319077" calcext:value-type="float">
            <text:p>19,0820319077</text:p>
          </table:table-cell>
          <table:table-cell office:value-type="float" office:value="147.712941392" calcext:value-type="float">
            <text:p>147,712941392</text:p>
          </table:table-cell>
        </table:table-row>
        <table:table-row table:style-name="ro1">
          <table:table-cell office:value-type="string" calcext:value-type="string">
            <text:p>Point (147.64706891139877598 19.04775437243247893)</text:p>
          </table:table-cell>
          <table:table-cell office:value-type="float" office:value="-6950" calcext:value-type="float">
            <text:p>-6950</text:p>
          </table:table-cell>
          <table:table-cell office:value-type="float" office:value="19.0477543724" calcext:value-type="float">
            <text:p>19,0477543724</text:p>
          </table:table-cell>
          <table:table-cell office:value-type="float" office:value="147.647068911" calcext:value-type="float">
            <text:p>147,647068911</text:p>
          </table:table-cell>
        </table:table-row>
        <table:table-row table:style-name="ro1">
          <table:table-cell office:value-type="string" calcext:value-type="string">
            <text:p>Point (147.66980855159138741 19.05958721687660073)</text:p>
          </table:table-cell>
          <table:table-cell office:value-type="float" office:value="-6950" calcext:value-type="float">
            <text:p>-6950</text:p>
          </table:table-cell>
          <table:table-cell office:value-type="float" office:value="19.0595872169" calcext:value-type="float">
            <text:p>19,0595872169</text:p>
          </table:table-cell>
          <table:table-cell office:value-type="float" office:value="147.669808552" calcext:value-type="float">
            <text:p>147,669808552</text:p>
          </table:table-cell>
        </table:table-row>
        <table:table-row table:style-name="ro1">
          <table:table-cell office:value-type="string" calcext:value-type="string">
            <text:p>Point (147.63561963180058001 19.04179660250581563)</text:p>
          </table:table-cell>
          <table:table-cell office:value-type="float" office:value="-6900" calcext:value-type="float">
            <text:p>-6900</text:p>
          </table:table-cell>
          <table:table-cell office:value-type="float" office:value="19.0417966025" calcext:value-type="float">
            <text:p>19,0417966025</text:p>
          </table:table-cell>
          <table:table-cell office:value-type="float" office:value="147.635619632" calcext:value-type="float">
            <text:p>147,635619632</text:p>
          </table:table-cell>
        </table:table-row>
        <table:table-row table:style-name="ro1">
          <table:table-cell office:value-type="string" calcext:value-type="string">
            <text:p>Point (147.67791907517573691 19.06380762507659554)</text:p>
          </table:table-cell>
          <table:table-cell office:value-type="float" office:value="-6900" calcext:value-type="float">
            <text:p>-6900</text:p>
          </table:table-cell>
          <table:table-cell office:value-type="float" office:value="19.0638076251" calcext:value-type="float">
            <text:p>19,0638076251</text:p>
          </table:table-cell>
          <table:table-cell office:value-type="float" office:value="147.677919075" calcext:value-type="float">
            <text:p>147,677919075</text:p>
          </table:table-cell>
        </table:table-row>
        <table:table-row table:style-name="ro1">
          <table:table-cell office:value-type="string" calcext:value-type="string">
            <text:p>Point (147.61408837247230963 19.03059255353409895)</text:p>
          </table:table-cell>
          <table:table-cell office:value-type="float" office:value="-6700" calcext:value-type="float">
            <text:p>-6700</text:p>
          </table:table-cell>
          <table:table-cell office:value-type="float" office:value="19.0305925535" calcext:value-type="float">
            <text:p>19,0305925535</text:p>
          </table:table-cell>
          <table:table-cell office:value-type="float" office:value="147.614088372" calcext:value-type="float">
            <text:p>147,614088372</text:p>
          </table:table-cell>
        </table:table-row>
        <table:table-row table:style-name="ro1">
          <table:table-cell office:value-type="string" calcext:value-type="string">
            <text:p>Point (147.69461077914093039 19.07249335338427798)</text:p>
          </table:table-cell>
          <table:table-cell office:value-type="float" office:value="-6700" calcext:value-type="float">
            <text:p>-6700</text:p>
          </table:table-cell>
          <table:table-cell office:value-type="float" office:value="19.0724933534" calcext:value-type="float">
            <text:p>19,0724933534</text:p>
          </table:table-cell>
          <table:table-cell office:value-type="float" office:value="147.694610779" calcext:value-type="float">
            <text:p>147,694610779</text:p>
          </table:table-cell>
        </table:table-row>
        <table:table-row table:style-name="ro1">
          <table:table-cell office:value-type="string" calcext:value-type="string">
            <text:p>Point (147.61007787830013172 19.02850564480196383)</text:p>
          </table:table-cell>
          <table:table-cell office:value-type="float" office:value="-6650" calcext:value-type="float">
            <text:p>-6650</text:p>
          </table:table-cell>
          <table:table-cell office:value-type="float" office:value="19.0285056448" calcext:value-type="float">
            <text:p>19,0285056448</text:p>
          </table:table-cell>
          <table:table-cell office:value-type="float" office:value="147.610077878" calcext:value-type="float">
            <text:p>147,610077878</text:p>
          </table:table-cell>
        </table:table-row>
        <table:table-row table:style-name="ro1">
          <table:table-cell office:value-type="string" calcext:value-type="string">
            <text:p>Point (147.6979619417341496 19.07423717102327743)</text:p>
          </table:table-cell>
          <table:table-cell office:value-type="float" office:value="-6650" calcext:value-type="float">
            <text:p>-6650</text:p>
          </table:table-cell>
          <table:table-cell office:value-type="float" office:value="19.074237171" calcext:value-type="float">
            <text:p>19,074237171</text:p>
          </table:table-cell>
          <table:table-cell office:value-type="float" office:value="147.697961942" calcext:value-type="float">
            <text:p>147,697961942</text:p>
          </table:table-cell>
        </table:table-row>
        <table:table-row table:style-name="ro1">
          <table:table-cell office:value-type="string" calcext:value-type="string">
            <text:p>Point (147.60600872901932235 19.02638821418072368)</text:p>
          </table:table-cell>
          <table:table-cell office:value-type="float" office:value="-6600" calcext:value-type="float">
            <text:p>-6600</text:p>
          </table:table-cell>
          <table:table-cell office:value-type="float" office:value="19.0263882142" calcext:value-type="float">
            <text:p>19,0263882142</text:p>
          </table:table-cell>
          <table:table-cell office:value-type="float" office:value="147.606008729" calcext:value-type="float">
            <text:p>147,606008729</text:p>
          </table:table-cell>
        </table:table-row>
        <table:table-row table:style-name="ro1">
          <table:table-cell office:value-type="string" calcext:value-type="string">
            <text:p>Point (147.70096826160107639 19.07580154561467367)</text:p>
          </table:table-cell>
          <table:table-cell office:value-type="float" office:value="-6600" calcext:value-type="float">
            <text:p>-6600</text:p>
          </table:table-cell>
          <table:table-cell office:value-type="float" office:value="19.0758015456" calcext:value-type="float">
            <text:p>19,0758015456</text:p>
          </table:table-cell>
          <table:table-cell office:value-type="float" office:value="147.700968262" calcext:value-type="float">
            <text:p>147,700968262</text:p>
          </table:table-cell>
        </table:table-row>
        <table:table-row table:style-name="ro1">
          <table:table-cell office:value-type="string" calcext:value-type="string">
            <text:p>Point (147.6018693638986008 19.02423424590524448)</text:p>
          </table:table-cell>
          <table:table-cell office:value-type="float" office:value="-6550" calcext:value-type="float">
            <text:p>-6550</text:p>
          </table:table-cell>
          <table:table-cell office:value-type="float" office:value="19.0242342459" calcext:value-type="float">
            <text:p>19,0242342459</text:p>
          </table:table-cell>
          <table:table-cell office:value-type="float" office:value="147.601869364" calcext:value-type="float">
            <text:p>147,601869364</text:p>
          </table:table-cell>
        </table:table-row>
        <table:table-row table:style-name="ro1">
          <table:table-cell office:value-type="string" calcext:value-type="string">
            <text:p>Point (147.70347696270897586 19.07710697831788238)</text:p>
          </table:table-cell>
          <table:table-cell office:value-type="float" office:value="-6550" calcext:value-type="float">
            <text:p>-6550</text:p>
          </table:table-cell>
          <table:table-cell office:value-type="float" office:value="19.0771069783" calcext:value-type="float">
            <text:p>19,0771069783</text:p>
          </table:table-cell>
          <table:table-cell office:value-type="float" office:value="147.703476963" calcext:value-type="float">
            <text:p>147,703476963</text:p>
          </table:table-cell>
        </table:table-row>
        <table:table-row table:style-name="ro1">
          <table:table-cell office:value-type="string" calcext:value-type="string">
            <text:p>Point (147.5978547863978747 19.02214521236414413)</text:p>
          </table:table-cell>
          <table:table-cell office:value-type="float" office:value="-6500" calcext:value-type="float">
            <text:p>-6500</text:p>
          </table:table-cell>
          <table:table-cell office:value-type="float" office:value="19.0221452124" calcext:value-type="float">
            <text:p>19,0221452124</text:p>
          </table:table-cell>
          <table:table-cell office:value-type="float" office:value="147.597854786" calcext:value-type="float">
            <text:p>147,597854786</text:p>
          </table:table-cell>
        </table:table-row>
        <table:table-row table:style-name="ro1">
          <table:table-cell office:value-type="string" calcext:value-type="string">
            <text:p>Point (147.70591320764734178 19.07837470758445519)</text:p>
          </table:table-cell>
          <table:table-cell office:value-type="float" office:value="-6500" calcext:value-type="float">
            <text:p>-6500</text:p>
          </table:table-cell>
          <table:table-cell office:value-type="float" office:value="19.0783747076" calcext:value-type="float">
            <text:p>19,0783747076</text:p>
          </table:table-cell>
          <table:table-cell office:value-type="float" office:value="147.705913208" calcext:value-type="float">
            <text:p>147,705913208</text:p>
          </table:table-cell>
        </table:table-row>
        <table:table-row table:style-name="ro1">
          <table:table-cell office:value-type="string" calcext:value-type="string">
            <text:p>Point (147.5934336803298379 19.01984463680837578)</text:p>
          </table:table-cell>
          <table:table-cell office:value-type="float" office:value="-6450" calcext:value-type="float">
            <text:p>-6450</text:p>
          </table:table-cell>
          <table:table-cell office:value-type="float" office:value="19.0198446368" calcext:value-type="float">
            <text:p>19,0198446368</text:p>
          </table:table-cell>
          <table:table-cell office:value-type="float" office:value="147.59343368" calcext:value-type="float">
            <text:p>147,59343368</text:p>
          </table:table-cell>
        </table:table-row>
        <table:table-row table:style-name="ro1">
          <table:table-cell office:value-type="string" calcext:value-type="string">
            <text:p>Point (147.70830267680901215 19.07961809651472151)</text:p>
          </table:table-cell>
          <table:table-cell office:value-type="float" office:value="-6450" calcext:value-type="float">
            <text:p>-6450</text:p>
          </table:table-cell>
          <table:table-cell office:value-type="float" office:value="19.0796180965" calcext:value-type="float">
            <text:p>19,0796180965</text:p>
          </table:table-cell>
          <table:table-cell office:value-type="float" office:value="147.708302677" calcext:value-type="float">
            <text:p>147,708302677</text:p>
          </table:table-cell>
        </table:table-row>
        <table:table-row table:style-name="ro1">
          <table:table-cell office:value-type="string" calcext:value-type="string">
            <text:p>Point (147.38068879706366943 18.90914028578751882)</text:p>
          </table:table-cell>
          <table:table-cell office:value-type="float" office:value="-4400" calcext:value-type="float">
            <text:p>-4400</text:p>
          </table:table-cell>
          <table:table-cell office:value-type="float" office:value="18.9091402858" calcext:value-type="float">
            <text:p>18,9091402858</text:p>
          </table:table-cell>
          <table:table-cell office:value-type="float" office:value="147.380688797" calcext:value-type="float">
            <text:p>147,380688797</text:p>
          </table:table-cell>
        </table:table-row>
        <table:table-row table:style-name="ro1">
          <table:table-cell office:value-type="string" calcext:value-type="string">
            <text:p>Point (147.53426549186494299 18.98905576045785182)</text:p>
          </table:table-cell>
          <table:table-cell office:value-type="float" office:value="-5750" calcext:value-type="float">
            <text:p>-5750</text:p>
          </table:table-cell>
          <table:table-cell office:value-type="float" office:value="18.9890557605" calcext:value-type="float">
            <text:p>18,9890557605</text:p>
          </table:table-cell>
          <table:table-cell office:value-type="float" office:value="147.534265492" calcext:value-type="float">
            <text:p>147,534265492</text:p>
          </table:table-cell>
        </table:table-row>
        <table:table-row table:style-name="ro1">
          <table:table-cell office:value-type="string" calcext:value-type="string">
            <text:p>Point (147.73594645947065374 19.0940028702979383)</text:p>
          </table:table-cell>
          <table:table-cell office:value-type="float" office:value="-5750" calcext:value-type="float">
            <text:p>-5750</text:p>
          </table:table-cell>
          <table:table-cell office:value-type="float" office:value="19.0940028703" calcext:value-type="float">
            <text:p>19,0940028703</text:p>
          </table:table-cell>
          <table:table-cell office:value-type="float" office:value="147.735946459" calcext:value-type="float">
            <text:p>147,735946459</text:p>
          </table:table-cell>
        </table:table-row>
        <table:table-row table:style-name="ro1">
          <table:table-cell office:value-type="string" calcext:value-type="string">
            <text:p>Point (147.52511059892049161 18.98429190213834161)</text:p>
          </table:table-cell>
          <table:table-cell office:value-type="float" office:value="-5650" calcext:value-type="float">
            <text:p>-5650</text:p>
          </table:table-cell>
          <table:table-cell office:value-type="float" office:value="18.9842919021" calcext:value-type="float">
            <text:p>18,9842919021</text:p>
          </table:table-cell>
          <table:table-cell office:value-type="float" office:value="147.525110599" calcext:value-type="float">
            <text:p>147,525110599</text:p>
          </table:table-cell>
        </table:table-row>
        <table:table-row table:style-name="ro1">
          <table:table-cell office:value-type="string" calcext:value-type="string">
            <text:p>Point (147.74034555468733743 19.09629199224326612)</text:p>
          </table:table-cell>
          <table:table-cell office:value-type="float" office:value="-5650" calcext:value-type="float">
            <text:p>-5650</text:p>
          </table:table-cell>
          <table:table-cell office:value-type="float" office:value="19.0962919922" calcext:value-type="float">
            <text:p>19,0962919922</text:p>
          </table:table-cell>
          <table:table-cell office:value-type="float" office:value="147.740345555" calcext:value-type="float">
            <text:p>147,740345555</text:p>
          </table:table-cell>
        </table:table-row>
        <table:table-row table:style-name="ro1">
          <table:table-cell office:value-type="string" calcext:value-type="string">
            <text:p>Point (147.52047897738191296 18.98188178233320755)</text:p>
          </table:table-cell>
          <table:table-cell office:value-type="float" office:value="-5600" calcext:value-type="float">
            <text:p>-5600</text:p>
          </table:table-cell>
          <table:table-cell office:value-type="float" office:value="18.9818817823" calcext:value-type="float">
            <text:p>18,9818817823</text:p>
          </table:table-cell>
          <table:table-cell office:value-type="float" office:value="147.520478977" calcext:value-type="float">
            <text:p>147,520478977</text:p>
          </table:table-cell>
        </table:table-row>
        <table:table-row table:style-name="ro1">
          <table:table-cell office:value-type="string" calcext:value-type="string">
            <text:p>Point (147.74252412686666958 19.09742563839993679)</text:p>
          </table:table-cell>
          <table:table-cell office:value-type="float" office:value="-5600" calcext:value-type="float">
            <text:p>-5600</text:p>
          </table:table-cell>
          <table:table-cell office:value-type="float" office:value="19.0974256384" calcext:value-type="float">
            <text:p>19,0974256384</text:p>
          </table:table-cell>
          <table:table-cell office:value-type="float" office:value="147.742524127" calcext:value-type="float">
            <text:p>147,742524127</text:p>
          </table:table-cell>
        </table:table-row>
        <table:table-row table:style-name="ro1">
          <table:table-cell office:value-type="string" calcext:value-type="string">
            <text:p>Point (147.51584358508776518 18.97946970037018843)</text:p>
          </table:table-cell>
          <table:table-cell office:value-type="float" office:value="-5550" calcext:value-type="float">
            <text:p>-5550</text:p>
          </table:table-cell>
          <table:table-cell office:value-type="float" office:value="18.9794697004" calcext:value-type="float">
            <text:p>18,9794697004</text:p>
          </table:table-cell>
          <table:table-cell office:value-type="float" office:value="147.515843585" calcext:value-type="float">
            <text:p>147,515843585</text:p>
          </table:table-cell>
        </table:table-row>
        <table:table-row table:style-name="ro1">
          <table:table-cell office:value-type="string" calcext:value-type="string">
            <text:p>Point (147.74468416740302246 19.09854964139396571)</text:p>
          </table:table-cell>
          <table:table-cell office:value-type="float" office:value="-5550" calcext:value-type="float">
            <text:p>-5550</text:p>
          </table:table-cell>
          <table:table-cell office:value-type="float" office:value="19.0985496414" calcext:value-type="float">
            <text:p>19,0985496414</text:p>
          </table:table-cell>
          <table:table-cell office:value-type="float" office:value="147.744684167" calcext:value-type="float">
            <text:p>147,744684167</text:p>
          </table:table-cell>
        </table:table-row>
        <table:table-row table:style-name="ro1">
          <table:table-cell office:value-type="string" calcext:value-type="string">
            <text:p>Point (147.5104943464993994 18.97668615992828478)</text:p>
          </table:table-cell>
          <table:table-cell office:value-type="float" office:value="-5500" calcext:value-type="float">
            <text:p>-5500</text:p>
          </table:table-cell>
          <table:table-cell office:value-type="float" office:value="18.9766861599" calcext:value-type="float">
            <text:p>18,9766861599</text:p>
          </table:table-cell>
          <table:table-cell office:value-type="float" office:value="147.510494346" calcext:value-type="float">
            <text:p>147,510494346</text:p>
          </table:table-cell>
        </table:table-row>
        <table:table-row table:style-name="ro1">
          <table:table-cell office:value-type="string" calcext:value-type="string">
            <text:p>Point (147.74684230308631072 19.09967265317487062)</text:p>
          </table:table-cell>
          <table:table-cell office:value-type="float" office:value="-5500" calcext:value-type="float">
            <text:p>-5500</text:p>
          </table:table-cell>
          <table:table-cell office:value-type="float" office:value="19.0996726532" calcext:value-type="float">
            <text:p>19,0996726532</text:p>
          </table:table-cell>
          <table:table-cell office:value-type="float" office:value="147.746842303" calcext:value-type="float">
            <text:p>147,746842303</text:p>
          </table:table-cell>
        </table:table-row>
        <table:table-row table:style-name="ro1">
          <table:table-cell office:value-type="string" calcext:value-type="string">
            <text:p>Point (147.53881412571703891 18.9914226966252393)</text:p>
          </table:table-cell>
          <table:table-cell office:value-type="float" office:value="-5800" calcext:value-type="float">
            <text:p>-5800</text:p>
          </table:table-cell>
          <table:table-cell office:value-type="float" office:value="18.9914226966" calcext:value-type="float">
            <text:p>18,9914226966</text:p>
          </table:table-cell>
          <table:table-cell office:value-type="float" office:value="147.538814126" calcext:value-type="float">
            <text:p>147,538814126</text:p>
          </table:table-cell>
        </table:table-row>
        <table:table-row table:style-name="ro1">
          <table:table-cell office:value-type="string" calcext:value-type="string">
            <text:p>Point (147.73368129826496897 19.09282416650311731)</text:p>
          </table:table-cell>
          <table:table-cell office:value-type="float" office:value="-5800" calcext:value-type="float">
            <text:p>-5800</text:p>
          </table:table-cell>
          <table:table-cell office:value-type="float" office:value="19.0928241665" calcext:value-type="float">
            <text:p>19,0928241665</text:p>
          </table:table-cell>
          <table:table-cell office:value-type="float" office:value="147.733681298" calcext:value-type="float">
            <text:p>147,733681298</text:p>
          </table:table-cell>
        </table:table-row>
        <table:table-row table:style-name="ro1">
          <table:table-cell office:value-type="string" calcext:value-type="string">
            <text:p>Point (147.54331565097851353 18.99376511927260935)</text:p>
          </table:table-cell>
          <table:table-cell office:value-type="float" office:value="-5850" calcext:value-type="float">
            <text:p>-5850</text:p>
          </table:table-cell>
          <table:table-cell office:value-type="float" office:value="18.9937651193" calcext:value-type="float">
            <text:p>18,9937651193</text:p>
          </table:table-cell>
          <table:table-cell office:value-type="float" office:value="147.543315651" calcext:value-type="float">
            <text:p>147,543315651</text:p>
          </table:table-cell>
        </table:table-row>
        <table:table-row table:style-name="ro1">
          <table:table-cell office:value-type="string" calcext:value-type="string">
            <text:p>Point (147.73189651854568183 19.09189543497499386)</text:p>
          </table:table-cell>
          <table:table-cell office:value-type="float" office:value="-5850" calcext:value-type="float">
            <text:p>-5850</text:p>
          </table:table-cell>
          <table:table-cell office:value-type="float" office:value="19.091895435" calcext:value-type="float">
            <text:p>19,091895435</text:p>
          </table:table-cell>
          <table:table-cell office:value-type="float" office:value="147.731896519" calcext:value-type="float">
            <text:p>147,731896519</text:p>
          </table:table-cell>
        </table:table-row>
        <table:table-row table:style-name="ro1">
          <table:table-cell office:value-type="string" calcext:value-type="string">
            <text:p>Point (147.52970011703126829 18.98668011291997715)</text:p>
          </table:table-cell>
          <table:table-cell office:value-type="float" office:value="-5700" calcext:value-type="float">
            <text:p>-5700</text:p>
          </table:table-cell>
          <table:table-cell office:value-type="float" office:value="18.9866801129" calcext:value-type="float">
            <text:p>18,9866801129</text:p>
          </table:table-cell>
          <table:table-cell office:value-type="float" office:value="147.529700117" calcext:value-type="float">
            <text:p>147,529700117</text:p>
          </table:table-cell>
        </table:table-row>
        <table:table-row table:style-name="ro1">
          <table:table-cell office:value-type="string" calcext:value-type="string">
            <text:p>Point (147.73815492840162733 19.09515207358780842)</text:p>
          </table:table-cell>
          <table:table-cell office:value-type="float" office:value="-5700" calcext:value-type="float">
            <text:p>-5700</text:p>
          </table:table-cell>
          <table:table-cell office:value-type="float" office:value="19.0951520736" calcext:value-type="float">
            <text:p>19,0951520736</text:p>
          </table:table-cell>
          <table:table-cell office:value-type="float" office:value="147.738154928" calcext:value-type="float">
            <text:p>147,738154928</text:p>
          </table:table-cell>
        </table:table-row>
        <table:table-row table:style-name="ro1">
          <table:table-cell office:value-type="string" calcext:value-type="string">
            <text:p>Point (147.46746515530853117 18.95429540433122284)</text:p>
          </table:table-cell>
          <table:table-cell office:value-type="float" office:value="-5150" calcext:value-type="float">
            <text:p>-5150</text:p>
          </table:table-cell>
          <table:table-cell office:value-type="float" office:value="18.9542954043" calcext:value-type="float">
            <text:p>18,9542954043</text:p>
          </table:table-cell>
          <table:table-cell office:value-type="float" office:value="147.467465155" calcext:value-type="float">
            <text:p>147,467465155</text:p>
          </table:table-cell>
        </table:table-row>
        <table:table-row table:style-name="ro1">
          <table:table-cell office:value-type="string" calcext:value-type="string">
            <text:p>Point (147.46233373472136918 18.95162520809808626)</text:p>
          </table:table-cell>
          <table:table-cell office:value-type="float" office:value="-5100" calcext:value-type="float">
            <text:p>-5100</text:p>
          </table:table-cell>
          <table:table-cell office:value-type="float" office:value="18.9516252081" calcext:value-type="float">
            <text:p>18,9516252081</text:p>
          </table:table-cell>
          <table:table-cell office:value-type="float" office:value="147.462333735" calcext:value-type="float">
            <text:p>147,462333735</text:p>
          </table:table-cell>
        </table:table-row>
        <table:table-row table:style-name="ro1">
          <table:table-cell office:value-type="string" calcext:value-type="string">
            <text:p>Point (147.45750488151065838 18.94911245642735054)</text:p>
          </table:table-cell>
          <table:table-cell office:value-type="float" office:value="-5050" calcext:value-type="float">
            <text:p>-5050</text:p>
          </table:table-cell>
          <table:table-cell office:value-type="float" office:value="18.9491124564" calcext:value-type="float">
            <text:p>18,9491124564</text:p>
          </table:table-cell>
          <table:table-cell office:value-type="float" office:value="147.457504882" calcext:value-type="float">
            <text:p>147,457504882</text:p>
          </table:table-cell>
        </table:table-row>
        <table:table-row table:style-name="ro1">
          <table:table-cell office:value-type="string" calcext:value-type="string">
            <text:p>Point (147.45347664643867347 18.94701631600527136)</text:p>
          </table:table-cell>
          <table:table-cell office:value-type="float" office:value="-5000" calcext:value-type="float">
            <text:p>-5000</text:p>
          </table:table-cell>
          <table:table-cell office:value-type="float" office:value="18.947016316" calcext:value-type="float">
            <text:p>18,947016316</text:p>
          </table:table-cell>
          <table:table-cell office:value-type="float" office:value="147.453476646" calcext:value-type="float">
            <text:p>147,453476646</text:p>
          </table:table-cell>
        </table:table-row>
        <table:table-row table:style-name="ro1">
          <table:table-cell office:value-type="string" calcext:value-type="string">
            <text:p>Point (147.44990661552097322 18.94515860760918713)</text:p>
          </table:table-cell>
          <table:table-cell office:value-type="float" office:value="-4950" calcext:value-type="float">
            <text:p>-4950</text:p>
          </table:table-cell>
          <table:table-cell office:value-type="float" office:value="18.9451586076" calcext:value-type="float">
            <text:p>18,9451586076</text:p>
          </table:table-cell>
          <table:table-cell office:value-type="float" office:value="147.449906616" calcext:value-type="float">
            <text:p>147,449906616</text:p>
          </table:table-cell>
        </table:table-row>
        <table:table-row table:style-name="ro1">
          <table:table-cell office:value-type="string" calcext:value-type="string">
            <text:p>Point (147.44746363318117233 18.94388737245499144)</text:p>
          </table:table-cell>
          <table:table-cell office:value-type="float" office:value="-4900" calcext:value-type="float">
            <text:p>-4900</text:p>
          </table:table-cell>
          <table:table-cell office:value-type="float" office:value="18.9438873725" calcext:value-type="float">
            <text:p>18,9438873725</text:p>
          </table:table-cell>
          <table:table-cell office:value-type="float" office:value="147.447463633" calcext:value-type="float">
            <text:p>147,447463633</text:p>
          </table:table-cell>
        </table:table-row>
        <table:table-row table:style-name="ro1">
          <table:table-cell office:value-type="string" calcext:value-type="string">
            <text:p>Point (147.44502065084139986 18.94261613730080995)</text:p>
          </table:table-cell>
          <table:table-cell office:value-type="float" office:value="-4850" calcext:value-type="float">
            <text:p>-4850</text:p>
          </table:table-cell>
          <table:table-cell office:value-type="float" office:value="18.9426161373" calcext:value-type="float">
            <text:p>18,9426161373</text:p>
          </table:table-cell>
          <table:table-cell office:value-type="float" office:value="147.445020651" calcext:value-type="float">
            <text:p>147,445020651</text:p>
          </table:table-cell>
        </table:table-row>
        <table:table-row table:style-name="ro1">
          <table:table-cell office:value-type="string" calcext:value-type="string">
            <text:p>Point (147.50508776326714155 18.97387277951330375)</text:p>
          </table:table-cell>
          <table:table-cell office:value-type="float" office:value="-5450" calcext:value-type="float">
            <text:p>-5450</text:p>
          </table:table-cell>
          <table:table-cell office:value-type="float" office:value="18.9738727795" calcext:value-type="float">
            <text:p>18,9738727795</text:p>
          </table:table-cell>
          <table:table-cell office:value-type="float" office:value="147.505087763" calcext:value-type="float">
            <text:p>147,505087763</text:p>
          </table:table-cell>
        </table:table-row>
        <table:table-row table:style-name="ro1">
          <table:table-cell office:value-type="string" calcext:value-type="string">
            <text:p>Point (147.74902007109801616 19.10080588087325637)</text:p>
          </table:table-cell>
          <table:table-cell office:value-type="float" office:value="-5450" calcext:value-type="float">
            <text:p>-5450</text:p>
          </table:table-cell>
          <table:table-cell office:value-type="float" office:value="19.1008058809" calcext:value-type="float">
            <text:p>19,1008058809</text:p>
          </table:table-cell>
          <table:table-cell office:value-type="float" office:value="147.749020071" calcext:value-type="float">
            <text:p>147,749020071</text:p>
          </table:table-cell>
        </table:table-row>
        <table:table-row table:style-name="ro1">
          <table:table-cell office:value-type="string" calcext:value-type="string">
            <text:p>Point (147.49952684703342243 18.97097909007042205)</text:p>
          </table:table-cell>
          <table:table-cell office:value-type="float" office:value="-5400" calcext:value-type="float">
            <text:p>-5400</text:p>
          </table:table-cell>
          <table:table-cell office:value-type="float" office:value="18.9709790901" calcext:value-type="float">
            <text:p>18,9709790901</text:p>
          </table:table-cell>
          <table:table-cell office:value-type="float" office:value="147.499526847" calcext:value-type="float">
            <text:p>147,499526847</text:p>
          </table:table-cell>
        </table:table-row>
        <table:table-row table:style-name="ro1">
          <table:table-cell office:value-type="string" calcext:value-type="string">
            <text:p>Point (147.75361831973762605 19.10319863469025847)</text:p>
          </table:table-cell>
          <table:table-cell office:value-type="float" office:value="-5400" calcext:value-type="float">
            <text:p>-5400</text:p>
          </table:table-cell>
          <table:table-cell office:value-type="float" office:value="19.1031986347" calcext:value-type="float">
            <text:p>19,1031986347</text:p>
          </table:table-cell>
          <table:table-cell office:value-type="float" office:value="147.75361832" calcext:value-type="float">
            <text:p>147,75361832</text:p>
          </table:table-cell>
        </table:table-row>
        <table:table-row table:style-name="ro1">
          <table:table-cell office:value-type="string" calcext:value-type="string">
            <text:p>Point (147.49213517577030075 18.96713274529548698)</text:p>
          </table:table-cell>
          <table:table-cell office:value-type="float" office:value="-5350" calcext:value-type="float">
            <text:p>-5350</text:p>
          </table:table-cell>
          <table:table-cell office:value-type="float" office:value="18.9671327453" calcext:value-type="float">
            <text:p>18,9671327453</text:p>
          </table:table-cell>
          <table:table-cell office:value-type="float" office:value="147.492135176" calcext:value-type="float">
            <text:p>147,492135176</text:p>
          </table:table-cell>
        </table:table-row>
        <table:table-row table:style-name="ro1">
          <table:table-cell office:value-type="string" calcext:value-type="string">
            <text:p>Point (147.76013617271834732 19.10659027764401685)</text:p>
          </table:table-cell>
          <table:table-cell office:value-type="float" office:value="-5350" calcext:value-type="float">
            <text:p>-5350</text:p>
          </table:table-cell>
          <table:table-cell office:value-type="float" office:value="19.1065902776" calcext:value-type="float">
            <text:p>19,1065902776</text:p>
          </table:table-cell>
          <table:table-cell office:value-type="float" office:value="147.760136173" calcext:value-type="float">
            <text:p>147,760136173</text:p>
          </table:table-cell>
        </table:table-row>
        <table:table-row table:style-name="ro1">
          <table:table-cell office:value-type="string" calcext:value-type="string">
            <text:p>Point (147.84863497597646642 19.15264169110413306)</text:p>
          </table:table-cell>
          <table:table-cell office:value-type="float" office:value="-5350" calcext:value-type="float">
            <text:p>-5350</text:p>
          </table:table-cell>
          <table:table-cell office:value-type="float" office:value="19.1526416911" calcext:value-type="float">
            <text:p>19,1526416911</text:p>
          </table:table-cell>
          <table:table-cell office:value-type="float" office:value="147.848634976" calcext:value-type="float">
            <text:p>147,848634976</text:p>
          </table:table-cell>
        </table:table-row>
        <table:table-row table:style-name="ro1">
          <table:table-cell office:value-type="string" calcext:value-type="string">
            <text:p>Point (147.48566272573881974 18.96376472831077464)</text:p>
          </table:table-cell>
          <table:table-cell office:value-type="float" office:value="-5300" calcext:value-type="float">
            <text:p>-5300</text:p>
          </table:table-cell>
          <table:table-cell office:value-type="float" office:value="18.9637647283" calcext:value-type="float">
            <text:p>18,9637647283</text:p>
          </table:table-cell>
          <table:table-cell office:value-type="float" office:value="147.485662726" calcext:value-type="float">
            <text:p>147,485662726</text:p>
          </table:table-cell>
        </table:table-row>
        <table:table-row table:style-name="ro1">
          <table:table-cell office:value-type="string" calcext:value-type="string">
            <text:p>Point (147.76603351533978525 19.10965903059182835)</text:p>
          </table:table-cell>
          <table:table-cell office:value-type="float" office:value="-5300" calcext:value-type="float">
            <text:p>-5300</text:p>
          </table:table-cell>
          <table:table-cell office:value-type="float" office:value="19.1096590306" calcext:value-type="float">
            <text:p>19,1096590306</text:p>
          </table:table-cell>
          <table:table-cell office:value-type="float" office:value="147.766033515" calcext:value-type="float">
            <text:p>147,766033515</text:p>
          </table:table-cell>
        </table:table-row>
        <table:table-row table:style-name="ro1">
          <table:table-cell office:value-type="string" calcext:value-type="string">
            <text:p>Point (147.83715703616502424 19.14666900749184109)</text:p>
          </table:table-cell>
          <table:table-cell office:value-type="float" office:value="-5300" calcext:value-type="float">
            <text:p>-5300</text:p>
          </table:table-cell>
          <table:table-cell office:value-type="float" office:value="19.1466690075" calcext:value-type="float">
            <text:p>19,1466690075</text:p>
          </table:table-cell>
          <table:table-cell office:value-type="float" office:value="147.837157036" calcext:value-type="float">
            <text:p>147,837157036</text:p>
          </table:table-cell>
        </table:table-row>
        <table:table-row table:style-name="ro1">
          <table:table-cell office:value-type="string" calcext:value-type="string">
            <text:p>Point (147.47925401519231059 18.96042987893138232)</text:p>
          </table:table-cell>
          <table:table-cell office:value-type="float" office:value="-5250" calcext:value-type="float">
            <text:p>-5250</text:p>
          </table:table-cell>
          <table:table-cell office:value-type="float" office:value="18.9604298789" calcext:value-type="float">
            <text:p>18,9604298789</text:p>
          </table:table-cell>
          <table:table-cell office:value-type="float" office:value="147.479254015" calcext:value-type="float">
            <text:p>147,479254015</text:p>
          </table:table-cell>
        </table:table-row>
        <table:table-row table:style-name="ro1">
          <table:table-cell office:value-type="string" calcext:value-type="string">
            <text:p>Point (147.47302087845753249 18.95718639149020035)</text:p>
          </table:table-cell>
          <table:table-cell office:value-type="float" office:value="-5200" calcext:value-type="float">
            <text:p>-5200</text:p>
          </table:table-cell>
          <table:table-cell office:value-type="float" office:value="18.9571863915" calcext:value-type="float">
            <text:p>18,9571863915</text:p>
          </table:table-cell>
          <table:table-cell office:value-type="float" office:value="147.473020878" calcext:value-type="float">
            <text:p>147,473020878</text:p>
          </table:table-cell>
        </table:table-row>
        <table:table-row table:style-name="ro1">
          <table:table-cell office:value-type="string" calcext:value-type="string">
            <text:p>Point (147.41151128327362585 18.92517913607776592)</text:p>
          </table:table-cell>
          <table:table-cell office:value-type="float" office:value="-4400" calcext:value-type="float">
            <text:p>-4400</text:p>
          </table:table-cell>
          <table:table-cell office:value-type="float" office:value="18.9251791361" calcext:value-type="float">
            <text:p>18,9251791361</text:p>
          </table:table-cell>
          <table:table-cell office:value-type="float" office:value="147.411511283" calcext:value-type="float">
            <text:p>147,411511283</text:p>
          </table:table-cell>
        </table:table-row>
        <table:table-row table:style-name="ro1">
          <table:table-cell office:value-type="string" calcext:value-type="string">
            <text:p>Point (147.41762626719528839 18.92836114128587255)</text:p>
          </table:table-cell>
          <table:table-cell office:value-type="float" office:value="-4450" calcext:value-type="float">
            <text:p>-4450</text:p>
          </table:table-cell>
          <table:table-cell office:value-type="float" office:value="18.9283611413" calcext:value-type="float">
            <text:p>18,9283611413</text:p>
          </table:table-cell>
          <table:table-cell office:value-type="float" office:value="147.417626267" calcext:value-type="float">
            <text:p>147,417626267</text:p>
          </table:table-cell>
        </table:table-row>
        <table:table-row table:style-name="ro1">
          <table:table-cell office:value-type="string" calcext:value-type="string">
            <text:p>Point (147.42229470989903461 18.93079042142582935)</text:p>
          </table:table-cell>
          <table:table-cell office:value-type="float" office:value="-4500" calcext:value-type="float">
            <text:p>-4500</text:p>
          </table:table-cell>
          <table:table-cell office:value-type="float" office:value="18.9307904214" calcext:value-type="float">
            <text:p>18,9307904214</text:p>
          </table:table-cell>
          <table:table-cell office:value-type="float" office:value="147.42229471" calcext:value-type="float">
            <text:p>147,42229471</text:p>
          </table:table-cell>
        </table:table-row>
        <table:table-row table:style-name="ro1">
          <table:table-cell office:value-type="string" calcext:value-type="string">
            <text:p>Point (147.42579890859499869 18.93261387323594391)</text:p>
          </table:table-cell>
          <table:table-cell office:value-type="float" office:value="-4550" calcext:value-type="float">
            <text:p>-4550</text:p>
          </table:table-cell>
          <table:table-cell office:value-type="float" office:value="18.9326138732" calcext:value-type="float">
            <text:p>18,9326138732</text:p>
          </table:table-cell>
          <table:table-cell office:value-type="float" office:value="147.425798909" calcext:value-type="float">
            <text:p>147,425798909</text:p>
          </table:table-cell>
        </table:table-row>
        <table:table-row table:style-name="ro1">
          <table:table-cell office:value-type="string" calcext:value-type="string">
            <text:p>Point (147.42952582388338101 18.93455321829550542)</text:p>
          </table:table-cell>
          <table:table-cell office:value-type="float" office:value="-4600" calcext:value-type="float">
            <text:p>-4600</text:p>
          </table:table-cell>
          <table:table-cell office:value-type="float" office:value="18.9345532183" calcext:value-type="float">
            <text:p>18,9345532183</text:p>
          </table:table-cell>
          <table:table-cell office:value-type="float" office:value="147.429525824" calcext:value-type="float">
            <text:p>147,429525824</text:p>
          </table:table-cell>
        </table:table-row>
        <table:table-row table:style-name="ro1">
          <table:table-cell office:value-type="string" calcext:value-type="string">
            <text:p>Point (147.43608671662832421 18.9379672575066742)</text:p>
          </table:table-cell>
          <table:table-cell office:value-type="float" office:value="-4700" calcext:value-type="float">
            <text:p>-4700</text:p>
          </table:table-cell>
          <table:table-cell office:value-type="float" office:value="18.9379672575" calcext:value-type="float">
            <text:p>18,9379672575</text:p>
          </table:table-cell>
          <table:table-cell office:value-type="float" office:value="147.436086717" calcext:value-type="float">
            <text:p>147,436086717</text:p>
          </table:table-cell>
        </table:table-row>
        <table:table-row table:style-name="ro1">
          <table:table-cell office:value-type="string" calcext:value-type="string">
            <text:p>Point (147.43286981517607614 18.93629330426228918)</text:p>
          </table:table-cell>
          <table:table-cell office:value-type="float" office:value="-4650" calcext:value-type="float">
            <text:p>-4650</text:p>
          </table:table-cell>
          <table:table-cell office:value-type="float" office:value="18.9362933043" calcext:value-type="float">
            <text:p>18,9362933043</text:p>
          </table:table-cell>
          <table:table-cell office:value-type="float" office:value="147.432869815" calcext:value-type="float">
            <text:p>147,432869815</text:p>
          </table:table-cell>
        </table:table-row>
        <table:table-row table:style-name="ro1">
          <table:table-cell office:value-type="string" calcext:value-type="string">
            <text:p>Point (147.44250973052933773 18.94130954980811765)</text:p>
          </table:table-cell>
          <table:table-cell office:value-type="float" office:value="-4800" calcext:value-type="float">
            <text:p>-4800</text:p>
          </table:table-cell>
          <table:table-cell office:value-type="float" office:value="18.9413095498" calcext:value-type="float">
            <text:p>18,9413095498</text:p>
          </table:table-cell>
          <table:table-cell office:value-type="float" office:value="147.442509731" calcext:value-type="float">
            <text:p>147,442509731</text:p>
          </table:table-cell>
        </table:table-row>
        <table:table-row table:style-name="ro1">
          <table:table-cell office:value-type="string" calcext:value-type="string">
            <text:p>Point (147.4394013321329453 18.93969205742989814)</text:p>
          </table:table-cell>
          <table:table-cell office:value-type="float" office:value="-4750" calcext:value-type="float">
            <text:p>-4750</text:p>
          </table:table-cell>
          <table:table-cell office:value-type="float" office:value="18.9396920574" calcext:value-type="float">
            <text:p>18,9396920574</text:p>
          </table:table-cell>
          <table:table-cell office:value-type="float" office:value="147.439401332" calcext:value-type="float">
            <text:p>147,439401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42:40.578353000</meta:creation-date>
    <dc:date>2018-03-08T13:44:30.902725000</dc:date>
    <meta:editing-duration>PT1M51S</meta:editing-duration>
    <meta:editing-cycles>2</meta:editing-cycles>
    <meta:generator>LibreOffice/5.4.1.2$MacOSX_X86_64 LibreOffice_project/ea7cb86e6eeb2bf3a5af73a8f7777ac570321527</meta:generator>
    <meta:document-statistic meta:table-count="1" meta:cell-count="360" meta:object-count="0"/>
  </office:meta>
</office:document-meta>
</file>